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6d11" officeooo:paragraph-rsid="000e6d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e arquivo:<text:tab/>danker</text:p>
      <text:p text:style-name="P1"/>
      <text:p text:style-name="P1">Link gith:<text:tab/><text:tab/><text:a xlink:type="simple" xlink:href="https://github.com/kerby509/Projeto-ASS.git" text:style-name="Internet_20_link" text:visited-style-name="Visited_20_Internet_20_Link">https://github.com/kerby509/Projeto-ASS.git</text:a></text:p>
      <text:p text:style-name="P1"/>
      <text:p text:style-name="P1">Acadêmicos:<text:tab/><text:tab/>Kerby Lovince &amp; Daniel Pierrelu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18:19:45.571951758</meta:creation-date>
    <dc:date>2022-03-01T18:22:49.959636054</dc:date>
    <meta:editing-duration>PT3M4S</meta:editing-duration>
    <meta:editing-cycles>1</meta:editing-cycles>
    <meta:document-statistic meta:table-count="0" meta:image-count="0" meta:object-count="0" meta:page-count="1" meta:paragraph-count="3" meta:word-count="12" meta:character-count="120" meta:non-whitespace-character-count="109"/>
    <meta:generator>LibreOffice/6.4.7.2$Linux_X86_64 LibreOffice_project/40$Build-2</meta:generator>
  </office:meta>
</office:document-meta>
</file>